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83in"/>
    </style:style>
    <style:style style:name="co2" style:family="table-column">
      <style:table-column-properties fo:break-before="auto" style:column-width="1.3346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d6d"/>
      <style:text-properties fo:color="#3c6471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background-color="transparent"/>
      <style:text-properties fo:color="#3c6471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office:forms form:automatic-focus="false" form:apply-design-mode="false">
          <form:form form:name="Yes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" form:id="control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" form:id="control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" form:id="control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" form:id="control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" form:id="control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" form:id="control1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" form:id="control1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2" form:id="control1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" form:id="control1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4" form:id="control1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5" form:id="control1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6" form:id="control1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7" form:id="control1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8" form:id="control1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9" form:id="control1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0" form:id="control2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1" form:id="control2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2" form:id="control2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3" form:id="control2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4" form:id="control2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5" form:id="control2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6" form:id="control2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7" form:id="control2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8" form:id="control2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9" form:id="control2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0" form:id="control3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1" form:id="control3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2" form:id="control3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3" form:id="control3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4" form:id="control3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5" form:id="control3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6" form:id="control3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7" form:id="control3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8" form:id="control3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9" form:id="control3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0" form:id="control4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1" form:id="control4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2" form:id="control4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3" form:id="control4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4" form:id="control4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5" form:id="control4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6" form:id="control4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7" form:id="control4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8" form:id="control4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9" form:id="control4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0" form:id="control5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1" form:id="control5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2" form:id="control5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3" form:id="control5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" form:id="control5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5" form:id="control5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" form:id="control5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7" form:id="control5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8" form:id="control5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9" form:id="control5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0" form:id="control6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1" form:id="control6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2" form:id="control6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3" form:id="control6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4" form:id="control6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5" form:id="control6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6" form:id="control6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7" form:id="control6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8" form:id="control6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9" form:id="control6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0" form:id="control7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1" form:id="control7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2" form:id="control7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3" form:id="control7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.3236in" svg:height="0.1634in" svg:x="2.1634in" svg:y="0.3602in" draw:control="control1"/>
          <draw:control draw:z-index="1" draw:style-name="gr1" draw:text-style-name="P1" svg:width="1.3236in" svg:height="0.1634in" svg:x="2.1587in" svg:y="0.3559in" draw:control="control2"/>
          <draw:control draw:z-index="2" draw:style-name="gr1" draw:text-style-name="P1" svg:width="1.3236in" svg:height="0.1634in" svg:x="2.1587in" svg:y="0.5339in" draw:control="control3"/>
          <draw:control draw:z-index="3" draw:style-name="gr1" draw:text-style-name="P1" svg:width="1.3236in" svg:height="0.1634in" svg:x="2.1587in" svg:y="0.7114in" draw:control="control4"/>
          <draw:control draw:z-index="4" draw:style-name="gr1" draw:text-style-name="P1" svg:width="1.3236in" svg:height="0.1634in" svg:x="2.1587in" svg:y="0.8894in" draw:control="control5"/>
          <draw:control draw:z-index="5" draw:style-name="gr1" draw:text-style-name="P1" svg:width="1.3236in" svg:height="0.1634in" svg:x="2.1587in" svg:y="1.0669in" draw:control="control6"/>
          <draw:control draw:z-index="6" draw:style-name="gr1" draw:text-style-name="P1" svg:width="1.3236in" svg:height="0.1634in" svg:x="2.1587in" svg:y="1.2449in" draw:control="control7"/>
          <draw:control draw:z-index="7" draw:style-name="gr1" draw:text-style-name="P1" svg:width="1.3236in" svg:height="0.1634in" svg:x="2.1587in" svg:y="1.4224in" draw:control="control8"/>
          <draw:control draw:z-index="8" draw:style-name="gr1" draw:text-style-name="P1" svg:width="1.3236in" svg:height="0.1634in" svg:x="2.1587in" svg:y="1.6004in" draw:control="control9"/>
          <draw:control draw:z-index="9" draw:style-name="gr1" draw:text-style-name="P1" svg:width="1.3236in" svg:height="0.1634in" svg:x="2.1587in" svg:y="1.778in" draw:control="control10"/>
          <draw:control draw:z-index="10" draw:style-name="gr1" draw:text-style-name="P1" svg:width="1.3236in" svg:height="0.1634in" svg:x="2.1587in" svg:y="1.9559in" draw:control="control11"/>
          <draw:control draw:z-index="11" draw:style-name="gr1" draw:text-style-name="P1" svg:width="1.3236in" svg:height="0.1634in" svg:x="2.1587in" svg:y="2.1335in" draw:control="control12"/>
          <draw:control draw:z-index="12" draw:style-name="gr1" draw:text-style-name="P1" svg:width="1.3236in" svg:height="0.1634in" svg:x="2.1587in" svg:y="2.3114in" draw:control="control13"/>
          <draw:control draw:z-index="13" draw:style-name="gr1" draw:text-style-name="P1" svg:width="1.3236in" svg:height="0.1634in" svg:x="2.1587in" svg:y="2.4894in" draw:control="control14"/>
          <draw:control draw:z-index="14" draw:style-name="gr1" draw:text-style-name="P1" svg:width="1.3236in" svg:height="0.1634in" svg:x="2.1587in" svg:y="2.6669in" draw:control="control15"/>
          <draw:control draw:z-index="15" draw:style-name="gr1" draw:text-style-name="P1" svg:width="1.3236in" svg:height="0.1634in" svg:x="2.1587in" svg:y="2.8449in" draw:control="control16"/>
          <draw:control draw:z-index="16" draw:style-name="gr1" draw:text-style-name="P1" svg:width="1.3236in" svg:height="0.1634in" svg:x="2.1587in" svg:y="3.0224in" draw:control="control17"/>
          <draw:control draw:z-index="17" draw:style-name="gr1" draw:text-style-name="P1" svg:width="1.3236in" svg:height="0.1634in" svg:x="2.1587in" svg:y="3.2004in" draw:control="control18"/>
          <draw:control draw:z-index="18" draw:style-name="gr1" draw:text-style-name="P1" svg:width="1.3236in" svg:height="0.1634in" svg:x="2.1587in" svg:y="3.378in" draw:control="control19"/>
          <draw:control draw:z-index="19" draw:style-name="gr1" draw:text-style-name="P1" svg:width="1.3236in" svg:height="0.1634in" svg:x="2.1587in" svg:y="3.5559in" draw:control="control20"/>
          <draw:control draw:z-index="20" draw:style-name="gr1" draw:text-style-name="P1" svg:width="1.3236in" svg:height="0.1634in" svg:x="2.1587in" svg:y="3.7335in" draw:control="control21"/>
          <draw:control draw:z-index="21" draw:style-name="gr1" draw:text-style-name="P1" svg:width="1.3236in" svg:height="0.1634in" svg:x="2.1587in" svg:y="3.9114in" draw:control="control22"/>
          <draw:control draw:z-index="22" draw:style-name="gr1" draw:text-style-name="P1" svg:width="1.3236in" svg:height="0.1634in" svg:x="2.1587in" svg:y="4.0894in" draw:control="control23"/>
          <draw:control draw:z-index="23" draw:style-name="gr1" draw:text-style-name="P1" svg:width="1.3236in" svg:height="0.1634in" svg:x="2.1587in" svg:y="4.2669in" draw:control="control24"/>
          <draw:control draw:z-index="24" draw:style-name="gr1" draw:text-style-name="P1" svg:width="1.3236in" svg:height="0.1634in" svg:x="2.1587in" svg:y="4.4449in" draw:control="control25"/>
          <draw:control draw:z-index="25" draw:style-name="gr1" draw:text-style-name="P1" svg:width="1.3236in" svg:height="0.1634in" svg:x="2.1587in" svg:y="4.6224in" draw:control="control26"/>
          <draw:control draw:z-index="26" draw:style-name="gr1" draw:text-style-name="P1" svg:width="1.3236in" svg:height="0.1634in" svg:x="2.1587in" svg:y="4.8004in" draw:control="control27"/>
          <draw:control draw:z-index="27" draw:style-name="gr1" draw:text-style-name="P1" svg:width="1.3236in" svg:height="0.1634in" svg:x="2.1587in" svg:y="4.978in" draw:control="control28"/>
          <draw:control draw:z-index="28" draw:style-name="gr1" draw:text-style-name="P1" svg:width="1.3236in" svg:height="0.1634in" svg:x="2.1587in" svg:y="5.1559in" draw:control="control29"/>
          <draw:control draw:z-index="29" draw:style-name="gr1" draw:text-style-name="P1" svg:width="1.3236in" svg:height="0.1634in" svg:x="2.1587in" svg:y="5.3335in" draw:control="control30"/>
          <draw:control draw:z-index="30" draw:style-name="gr1" draw:text-style-name="P1" svg:width="1.3236in" svg:height="0.1634in" svg:x="2.1587in" svg:y="5.5114in" draw:control="control31"/>
          <draw:control draw:z-index="31" draw:style-name="gr1" draw:text-style-name="P1" svg:width="1.3236in" svg:height="0.1634in" svg:x="2.1587in" svg:y="5.6894in" draw:control="control32"/>
          <draw:control draw:z-index="32" draw:style-name="gr1" draw:text-style-name="P1" svg:width="1.3236in" svg:height="0.1634in" svg:x="2.1587in" svg:y="5.8669in" draw:control="control33"/>
          <draw:control draw:z-index="33" draw:style-name="gr1" draw:text-style-name="P1" svg:width="1.3236in" svg:height="0.1634in" svg:x="2.1587in" svg:y="6.4in" draw:control="control34"/>
          <draw:control draw:z-index="34" draw:style-name="gr1" draw:text-style-name="P1" svg:width="1.3236in" svg:height="0.1634in" svg:x="2.1587in" svg:y="6.5776in" draw:control="control35"/>
          <draw:control draw:z-index="35" draw:style-name="gr1" draw:text-style-name="P1" svg:width="1.3236in" svg:height="0.1634in" svg:x="2.1587in" svg:y="6.7555in" draw:control="control36"/>
          <draw:control draw:z-index="36" draw:style-name="gr1" draw:text-style-name="P1" svg:width="1.3236in" svg:height="0.1634in" svg:x="2.1587in" svg:y="6.9331in" draw:control="control37"/>
          <draw:control draw:z-index="37" draw:style-name="gr1" draw:text-style-name="P1" svg:width="1.3236in" svg:height="0.1634in" svg:x="3.4921in" svg:y="0.3559in" draw:control="control38"/>
          <draw:control draw:z-index="38" draw:style-name="gr1" draw:text-style-name="P1" svg:width="1.3236in" svg:height="0.1634in" svg:x="3.4921in" svg:y="0.5339in" draw:control="control39"/>
          <draw:control draw:z-index="39" draw:style-name="gr1" draw:text-style-name="P1" svg:width="1.3236in" svg:height="0.1634in" svg:x="3.4921in" svg:y="0.7114in" draw:control="control40"/>
          <draw:control draw:z-index="40" draw:style-name="gr1" draw:text-style-name="P1" svg:width="1.3236in" svg:height="0.1634in" svg:x="3.4921in" svg:y="0.8894in" draw:control="control41"/>
          <draw:control draw:z-index="41" draw:style-name="gr1" draw:text-style-name="P1" svg:width="1.3236in" svg:height="0.1634in" svg:x="3.4921in" svg:y="1.0669in" draw:control="control42"/>
          <draw:control draw:z-index="42" draw:style-name="gr1" draw:text-style-name="P1" svg:width="1.3236in" svg:height="0.1634in" svg:x="3.4921in" svg:y="1.2449in" draw:control="control43"/>
          <draw:control draw:z-index="43" draw:style-name="gr1" draw:text-style-name="P1" svg:width="1.3236in" svg:height="0.1634in" svg:x="3.4921in" svg:y="1.4224in" draw:control="control44"/>
          <draw:control draw:z-index="44" draw:style-name="gr1" draw:text-style-name="P1" svg:width="1.3236in" svg:height="0.1634in" svg:x="3.4921in" svg:y="1.6004in" draw:control="control45"/>
          <draw:control draw:z-index="45" draw:style-name="gr1" draw:text-style-name="P1" svg:width="1.3236in" svg:height="0.1634in" svg:x="3.4921in" svg:y="1.778in" draw:control="control46"/>
          <draw:control draw:z-index="46" draw:style-name="gr1" draw:text-style-name="P1" svg:width="1.3236in" svg:height="0.1634in" svg:x="3.4921in" svg:y="1.9559in" draw:control="control47"/>
          <draw:control draw:z-index="47" draw:style-name="gr1" draw:text-style-name="P1" svg:width="1.3236in" svg:height="0.1634in" svg:x="3.4921in" svg:y="2.1335in" draw:control="control48"/>
          <draw:control draw:z-index="48" draw:style-name="gr1" draw:text-style-name="P1" svg:width="1.3236in" svg:height="0.1634in" svg:x="3.4921in" svg:y="2.3114in" draw:control="control49"/>
          <draw:control draw:z-index="49" draw:style-name="gr1" draw:text-style-name="P1" svg:width="1.3236in" svg:height="0.1634in" svg:x="3.4921in" svg:y="2.489in" draw:control="control50"/>
          <draw:control draw:z-index="50" draw:style-name="gr1" draw:text-style-name="P1" svg:width="1.3236in" svg:height="0.1634in" svg:x="3.4921in" svg:y="2.6669in" draw:control="control51"/>
          <draw:control draw:z-index="51" draw:style-name="gr1" draw:text-style-name="P1" svg:width="1.3236in" svg:height="0.1634in" svg:x="3.4921in" svg:y="2.8445in" draw:control="control52"/>
          <draw:control draw:z-index="52" draw:style-name="gr1" draw:text-style-name="P1" svg:width="1.3236in" svg:height="0.1634in" svg:x="3.4921in" svg:y="3.0224in" draw:control="control53"/>
          <draw:control draw:z-index="53" draw:style-name="gr1" draw:text-style-name="P1" svg:width="1.3236in" svg:height="0.1634in" svg:x="3.4921in" svg:y="3.2in" draw:control="control54"/>
          <draw:control draw:z-index="54" draw:style-name="gr1" draw:text-style-name="P1" svg:width="1.3236in" svg:height="0.1634in" svg:x="3.4921in" svg:y="3.378in" draw:control="control55"/>
          <draw:control draw:z-index="55" draw:style-name="gr1" draw:text-style-name="P1" svg:width="1.3236in" svg:height="0.1634in" svg:x="3.4921in" svg:y="3.5559in" draw:control="control56"/>
          <draw:control draw:z-index="56" draw:style-name="gr1" draw:text-style-name="P1" svg:width="1.3236in" svg:height="0.1634in" svg:x="3.4921in" svg:y="3.7335in" draw:control="control57"/>
          <draw:control draw:z-index="57" draw:style-name="gr1" draw:text-style-name="P1" svg:width="1.3236in" svg:height="0.1634in" svg:x="3.4921in" svg:y="3.9114in" draw:control="control58"/>
          <draw:control draw:z-index="58" draw:style-name="gr1" draw:text-style-name="P1" svg:width="1.3236in" svg:height="0.1634in" svg:x="3.4921in" svg:y="4.089in" draw:control="control59"/>
          <draw:control draw:z-index="59" draw:style-name="gr1" draw:text-style-name="P1" svg:width="1.3236in" svg:height="0.1634in" svg:x="3.4921in" svg:y="4.2669in" draw:control="control60"/>
          <draw:control draw:z-index="60" draw:style-name="gr1" draw:text-style-name="P1" svg:width="1.3236in" svg:height="0.1634in" svg:x="3.4921in" svg:y="4.4445in" draw:control="control61"/>
          <draw:control draw:z-index="61" draw:style-name="gr1" draw:text-style-name="P1" svg:width="1.3236in" svg:height="0.1634in" svg:x="3.4921in" svg:y="4.6224in" draw:control="control62"/>
          <draw:control draw:z-index="62" draw:style-name="gr1" draw:text-style-name="P1" svg:width="1.3236in" svg:height="0.1634in" svg:x="3.4921in" svg:y="4.8in" draw:control="control63"/>
          <draw:control draw:z-index="63" draw:style-name="gr1" draw:text-style-name="P1" svg:width="1.3236in" svg:height="0.1634in" svg:x="3.4921in" svg:y="4.978in" draw:control="control64"/>
          <draw:control draw:z-index="64" draw:style-name="gr1" draw:text-style-name="P1" svg:width="1.3236in" svg:height="0.1634in" svg:x="3.4921in" svg:y="5.1559in" draw:control="control65"/>
          <draw:control draw:z-index="65" draw:style-name="gr1" draw:text-style-name="P1" svg:width="1.3236in" svg:height="0.1634in" svg:x="3.4921in" svg:y="5.3335in" draw:control="control66"/>
          <draw:control draw:z-index="66" draw:style-name="gr1" draw:text-style-name="P1" svg:width="1.3236in" svg:height="0.1634in" svg:x="3.4921in" svg:y="5.5114in" draw:control="control67"/>
          <draw:control draw:z-index="67" draw:style-name="gr1" draw:text-style-name="P1" svg:width="1.3236in" svg:height="0.1634in" svg:x="3.4921in" svg:y="5.689in" draw:control="control68"/>
          <draw:control draw:z-index="68" draw:style-name="gr1" draw:text-style-name="P1" svg:width="1.3236in" svg:height="0.1634in" svg:x="3.4921in" svg:y="5.8669in" draw:control="control69"/>
          <draw:control draw:z-index="69" draw:style-name="gr1" draw:text-style-name="P1" svg:width="1.3236in" svg:height="0.1634in" svg:x="3.4921in" svg:y="6.4in" draw:control="control70"/>
          <draw:control draw:z-index="70" draw:style-name="gr1" draw:text-style-name="P1" svg:width="1.3236in" svg:height="0.1634in" svg:x="3.4921in" svg:y="6.578in" draw:control="control71"/>
          <draw:control draw:z-index="71" draw:style-name="gr1" draw:text-style-name="P1" svg:width="1.3236in" svg:height="0.1634in" svg:x="3.4921in" svg:y="6.7559in" draw:control="control72"/>
          <draw:control draw:z-index="72" draw:style-name="gr1" draw:text-style-name="P1" svg:width="1.3236in" svg:height="0.1634in" svg:x="3.4921in" svg:y="6.9335in" draw:control="control73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table:style-name="ce1" office:value-type="string" calcext:value-type="string">
            <text:p><text:s/>Topics</text:p>
          </table:table-cell>
          <table:table-cell table:style-name="ce3" office:value-type="string" calcext:value-type="string">
            <text:p>Himel</text:p>
          </table:table-cell>
          <table:table-cell table:style-name="ce3" office:value-type="string" calcext:value-type="string">
            <text:p>Tareque</text:p>
          </table:table-cell>
          <table:table-cell table:style-name="ce3" table:number-columns-repeated="10"/>
        </table:table-row>
        <table:table-row table:style-name="ro1">
          <table:table-cell table:style-name="ce2" office:value-type="string" calcext:value-type="string">
            <text:p>Basic Pyth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ython Intr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ynta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n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riabl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 Typ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s</text:p>
          </table:table-cell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Cast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ing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olea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erato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s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tionari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…..el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o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n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r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asses and Obj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herita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erato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op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ul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S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E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y...Exception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 Inp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ing Formatting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File Handl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d fil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/create fil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lete files</text:p>
          </table:table-cell>
          <table:table-cell table:number-columns-repeated="12"/>
        </table:table-row>
      </table:table>
      <table:table table:name="Week 2" table:style-name="ta1">
        <office:forms form:automatic-focus="false" form:apply-design-mode="false">
          <form:form form:name="Yes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74" form:id="control7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5" form:id="control7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6" form:id="control7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7" form:id="control7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8" form:id="control7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9" form:id="control7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0" form:id="control8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1" form:id="control8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2" form:id="control8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3" form:id="control8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4" form:id="control8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5" form:id="control8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6" form:id="control8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7" form:id="control8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8" form:id="control8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9" form:id="control8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0" form:id="control9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1" form:id="control9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2" form:id="control9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3" form:id="control9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4" form:id="control9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5" form:id="control9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6" form:id="control9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7" form:id="control9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8" form:id="control9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9" form:id="control9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0" form:id="control10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1" form:id="control10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2" form:id="control10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3" form:id="control10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4" form:id="control10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5" form:id="control10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6" form:id="control10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7" form:id="control10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8" form:id="control10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9" form:id="control10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0" form:id="control11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1" form:id="control11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2" form:id="control11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.3236in" svg:height="0.1634in" svg:x="2.1634in" svg:y="0.3602in" draw:control="control74"/>
          <draw:control draw:z-index="1" draw:style-name="gr1" draw:text-style-name="P1" svg:width="1.3236in" svg:height="0.1634in" svg:x="2.1587in" svg:y="0.3559in" draw:control="control75"/>
          <draw:control draw:z-index="2" draw:style-name="gr1" draw:text-style-name="P1" svg:width="1.3236in" svg:height="0.1634in" svg:x="2.1587in" svg:y="0.5339in" draw:control="control76"/>
          <draw:control draw:z-index="3" draw:style-name="gr1" draw:text-style-name="P1" svg:width="1.3236in" svg:height="0.1634in" svg:x="2.1587in" svg:y="0.7114in" draw:control="control77"/>
          <draw:control draw:z-index="4" draw:style-name="gr1" draw:text-style-name="P1" svg:width="1.3236in" svg:height="0.1634in" svg:x="2.1587in" svg:y="0.8894in" draw:control="control78"/>
          <draw:control draw:z-index="5" draw:style-name="gr1" draw:text-style-name="P1" svg:width="1.3236in" svg:height="0.1634in" svg:x="2.1587in" svg:y="1.0669in" draw:control="control79"/>
          <draw:control draw:z-index="6" draw:style-name="gr1" draw:text-style-name="P1" svg:width="1.3236in" svg:height="0.1634in" svg:x="2.1587in" svg:y="1.2449in" draw:control="control80"/>
          <draw:control draw:z-index="7" draw:style-name="gr1" draw:text-style-name="P1" svg:width="1.3236in" svg:height="0.1634in" svg:x="2.1587in" svg:y="1.4224in" draw:control="control81"/>
          <draw:control draw:z-index="8" draw:style-name="gr1" draw:text-style-name="P1" svg:width="1.3236in" svg:height="0.1634in" svg:x="2.1587in" svg:y="1.6004in" draw:control="control82"/>
          <draw:control draw:z-index="9" draw:style-name="gr1" draw:text-style-name="P1" svg:width="1.3236in" svg:height="0.1634in" svg:x="2.1587in" svg:y="1.778in" draw:control="control83"/>
          <draw:control draw:z-index="10" draw:style-name="gr1" draw:text-style-name="P1" svg:width="1.3236in" svg:height="0.1634in" svg:x="2.1587in" svg:y="1.9559in" draw:control="control84"/>
          <draw:control draw:z-index="11" draw:style-name="gr1" draw:text-style-name="P1" svg:width="1.3236in" svg:height="0.1634in" svg:x="2.1587in" svg:y="2.1335in" draw:control="control85"/>
          <draw:control draw:z-index="12" draw:style-name="gr1" draw:text-style-name="P1" svg:width="1.3236in" svg:height="0.1634in" svg:x="2.1587in" svg:y="2.3114in" draw:control="control86"/>
          <draw:control draw:z-index="13" draw:style-name="gr1" draw:text-style-name="P1" svg:width="1.3236in" svg:height="0.1634in" svg:x="2.1587in" svg:y="2.4894in" draw:control="control87"/>
          <draw:control draw:z-index="14" draw:style-name="gr1" draw:text-style-name="P1" svg:width="1.3236in" svg:height="0.1634in" svg:x="2.1587in" svg:y="2.6669in" draw:control="control88"/>
          <draw:control draw:z-index="15" draw:style-name="gr1" draw:text-style-name="P1" svg:width="1.3236in" svg:height="0.1634in" svg:x="2.1587in" svg:y="2.8449in" draw:control="control89"/>
          <draw:control draw:z-index="16" draw:style-name="gr1" draw:text-style-name="P1" svg:width="1.3236in" svg:height="0.1634in" svg:x="2.1587in" svg:y="3.0224in" draw:control="control90"/>
          <draw:control draw:z-index="17" draw:style-name="gr1" draw:text-style-name="P1" svg:width="1.3236in" svg:height="0.1634in" svg:x="2.1587in" svg:y="3.2004in" draw:control="control91"/>
          <draw:control draw:z-index="18" draw:style-name="gr1" draw:text-style-name="P1" svg:width="1.3236in" svg:height="0.1634in" svg:x="2.1587in" svg:y="3.378in" draw:control="control92"/>
          <draw:control draw:z-index="19" draw:style-name="gr1" draw:text-style-name="P1" svg:width="1.3236in" svg:height="0.1634in" svg:x="3.4921in" svg:y="0.3559in" draw:control="control93"/>
          <draw:control draw:z-index="20" draw:style-name="gr1" draw:text-style-name="P1" svg:width="1.3236in" svg:height="0.1634in" svg:x="3.4921in" svg:y="0.5339in" draw:control="control94"/>
          <draw:control draw:z-index="21" draw:style-name="gr1" draw:text-style-name="P1" svg:width="1.3236in" svg:height="0.1634in" svg:x="3.4921in" svg:y="0.7114in" draw:control="control95"/>
          <draw:control draw:z-index="22" draw:style-name="gr1" draw:text-style-name="P1" svg:width="1.3236in" svg:height="0.1634in" svg:x="3.4921in" svg:y="0.8894in" draw:control="control96"/>
          <draw:control draw:z-index="23" draw:style-name="gr1" draw:text-style-name="P1" svg:width="1.3236in" svg:height="0.1634in" svg:x="3.4921in" svg:y="1.0669in" draw:control="control97"/>
          <draw:control draw:z-index="24" draw:style-name="gr1" draw:text-style-name="P1" svg:width="1.3236in" svg:height="0.1634in" svg:x="3.4921in" svg:y="1.2449in" draw:control="control98"/>
          <draw:control draw:z-index="25" draw:style-name="gr1" draw:text-style-name="P1" svg:width="1.3236in" svg:height="0.1634in" svg:x="3.4921in" svg:y="1.4224in" draw:control="control99"/>
          <draw:control draw:z-index="26" draw:style-name="gr1" draw:text-style-name="P1" svg:width="1.3236in" svg:height="0.1634in" svg:x="3.4921in" svg:y="1.6004in" draw:control="control100"/>
          <draw:control draw:z-index="27" draw:style-name="gr1" draw:text-style-name="P1" svg:width="1.3236in" svg:height="0.1634in" svg:x="3.4921in" svg:y="1.778in" draw:control="control101"/>
          <draw:control draw:z-index="28" draw:style-name="gr1" draw:text-style-name="P1" svg:width="1.3236in" svg:height="0.1634in" svg:x="3.4921in" svg:y="1.9559in" draw:control="control102"/>
          <draw:control draw:z-index="29" draw:style-name="gr1" draw:text-style-name="P1" svg:width="1.3236in" svg:height="0.1634in" svg:x="3.4921in" svg:y="2.1335in" draw:control="control103"/>
          <draw:control draw:z-index="30" draw:style-name="gr1" draw:text-style-name="P1" svg:width="1.3236in" svg:height="0.1634in" svg:x="3.4921in" svg:y="2.3114in" draw:control="control104"/>
          <draw:control draw:z-index="31" draw:style-name="gr1" draw:text-style-name="P1" svg:width="1.3236in" svg:height="0.1634in" svg:x="3.4921in" svg:y="2.489in" draw:control="control105"/>
          <draw:control draw:z-index="32" draw:style-name="gr1" draw:text-style-name="P1" svg:width="1.3236in" svg:height="0.1634in" svg:x="3.4921in" svg:y="2.6669in" draw:control="control106"/>
          <draw:control draw:z-index="33" draw:style-name="gr1" draw:text-style-name="P1" svg:width="1.3236in" svg:height="0.1634in" svg:x="3.4921in" svg:y="2.8445in" draw:control="control107"/>
          <draw:control draw:z-index="34" draw:style-name="gr1" draw:text-style-name="P1" svg:width="1.3236in" svg:height="0.1634in" svg:x="3.4921in" svg:y="3.0224in" draw:control="control108"/>
          <draw:control draw:z-index="35" draw:style-name="gr1" draw:text-style-name="P1" svg:width="1.3236in" svg:height="0.1634in" svg:x="3.4921in" svg:y="3.2in" draw:control="control109"/>
          <draw:control draw:z-index="36" draw:style-name="gr1" draw:text-style-name="P1" svg:width="1.3236in" svg:height="0.1634in" svg:x="3.4921in" svg:y="3.378in" draw:control="control110"/>
          <draw:control draw:z-index="37" draw:style-name="gr1" draw:text-style-name="P1" svg:width="1.3236in" svg:height="0.1634in" svg:x="3.4878in" svg:y="3.5559in" draw:control="control111"/>
          <draw:control draw:z-index="38" draw:style-name="gr1" draw:text-style-name="P1" svg:width="1.3236in" svg:height="0.1634in" svg:x="2.1539in" svg:y="3.5559in" draw:control="control11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table:style-name="ce1" office:value-type="string" calcext:value-type="string">
            <text:p><text:s/>Topics</text:p>
          </table:table-cell>
          <table:table-cell table:style-name="ce3" office:value-type="string" calcext:value-type="string">
            <text:p>Himel</text:p>
          </table:table-cell>
          <table:table-cell table:style-name="ce3" office:value-type="string" calcext:value-type="string">
            <text:p>Tareque</text:p>
          </table:table-cell>
          <table:table-cell table:style-name="ce3" table:number-columns-repeated="10"/>
        </table:table-row>
        <table:table-row table:style-name="ro1">
          <table:table-cell table:style-name="ce2" office:value-type="string" calcext:value-type="string">
            <text:p>Data Structu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 Structures &amp; Algorith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g O not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r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ked Li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sh ta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llision Hadling In Hash Table</text:p>
          </table:table-cell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e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ee(General Tre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nary Tre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ph Introdu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nary sear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bble So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 So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ertion So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rge So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ell So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lection So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cursion</text:p>
          </table:table-cell>
          <table:table-cell table:number-columns-repeated="12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 table:style-name="ce5"/>
          <table:table-cell table:number-columns-repeated="12"/>
        </table:table-row>
      </table:table>
      <table:table table:name="extra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23:49:29.703189942</meta:creation-date>
    <dc:date>2022-03-13T00:30:32.400040550</dc:date>
    <meta:editing-duration>PT8M37S</meta:editing-duration>
    <meta:editing-cycles>1</meta:editing-cycles>
    <meta:document-statistic meta:table-count="3" meta:cell-count="64" meta:object-count="112"/>
    <meta:generator>LibreOffice/6.4.7.2$Linux_X86_64 LibreOffice_project/40$Build-2</meta:generator>
  </office:meta>
</office:document-meta>
</file>